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fo:font-size="11pt" officeooo:paragraph-rsid="0001ef8d" style:font-size-asian="11pt" style:font-size-complex="11pt"/>
    </style:style>
    <style:style style:name="P2" style:family="paragraph" style:parent-style-name="Text_20_body">
      <style:text-properties officeooo:paragraph-rsid="0001ef8d"/>
    </style:style>
    <style:style style:name="P3" style:family="paragraph" style:parent-style-name="Text_20_body" style:list-style-name="L1">
      <style:text-properties fo:font-size="10pt" style:font-size-asian="14pt" style:font-size-complex="14pt"/>
    </style:style>
    <style:style style:name="P4" style:family="paragraph" style:parent-style-name="Text_20_body" style:list-style-name="L1"/>
    <style:style style:name="P5" style:family="paragraph" style:parent-style-name="Heading_20_3">
      <style:text-properties fo:font-size="12pt" style:font-size-asian="14pt" style:font-size-complex="14pt"/>
    </style:style>
    <style:style style:name="P6" style:family="paragraph" style:parent-style-name="Text_20_body">
      <style:text-properties fo:font-size="10pt" style:font-size-asian="14pt" style:font-size-complex="14pt"/>
    </style:style>
    <style:style style:name="P7" style:family="paragraph" style:parent-style-name="Text_20_body" style:list-style-name="L2">
      <style:text-properties fo:font-size="10pt" style:font-size-asian="14pt" style:font-size-complex="14pt"/>
    </style:style>
    <style:style style:name="T1" style:family="text">
      <style:text-properties fo:font-size="13pt" fo:font-weight="bold" style:font-size-asian="13pt" style:font-size-complex="13pt"/>
    </style:style>
    <style:style style:name="T2" style:family="text">
      <style:text-properties fo:font-weight="bold"/>
    </style:style>
    <style:style style:name="T3" style:family="text">
      <style:text-properties fo:font-weight="bold" officeooo:rsid="0001ef8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size-complex="11pt"/>
    </style:style>
    <style:style style:name="T6" style:family="text">
      <style:text-properties fo:font-size="11pt" officeooo:rsid="0001ef8d" style:font-size-asian="11pt" style:font-size-complex="11pt"/>
    </style:style>
    <style:style style:name="T7" style:family="text">
      <style:text-properties fo:font-size="11pt" officeooo:rsid="00038428" style:font-size-asian="11pt" style:font-size-complex="11pt"/>
    </style:style>
    <style:style style:name="T8" style:family="text">
      <style:text-properties fo:font-size="12pt" fo:font-weight="bold" style:font-size-asian="14pt" style:font-size-complex="14pt"/>
    </style:style>
    <style:style style:name="T9" style:family="text">
      <style:text-properties fo:font-size="10pt" fo:font-weight="bold" style:font-size-asian="14pt" style:font-size-complex="14pt"/>
    </style:style>
    <style:style style:name="T10" style:family="text">
      <style:text-properties fo:font-size="10pt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MTS – Satellite Mission Tracking System</text:h>
      <text:p text:style-name="Text_20_body"/>
      <text:h text:style-name="Heading_20_3" text:outline-level="3"><text:span text:style-name="T1">1.</text:span><text:span text:style-name="T2"> </text:span><text:span text:style-name="T1">Uvod</text:span></text:h>
      <text:p text:style-name="P1"><text:span text:style-name="T2">1.</text:span><text:span text:style-name="T3">1 </text:span><text:span text:style-name="T2">Svrha dokumenta</text:span></text:p>
      <text:p text:style-name="P2"><text:s/><text:span text:style-name="T4">Ovaj dokument služi kao specifikacija informacionih potreba za </text:span><text:span text:style-name="T5">Satellite Mission Tracking System (SMTS)</text:span><text:span text:style-name="T4">. Cilj je detaljno opisati funkcionalnosti, entitete, atribute i odnose unutar </text:span><text:span text:style-name="T6">sistema</text:span><text:span text:style-name="T4"> kako bi se mogla razviti baza podataka i prateća aplikacija.</text:span></text:p>
      <text:p text:style-name="P1"><text:span text:style-name="T2">1.2 Opis projekta</text:span></text:p>
      <text:p text:style-name="P2"><text:s/><text:span text:style-name="T4">SMTS je informacioni </text:span><text:span text:style-name="T6">sistem</text:span><text:span text:style-name="T4"> dizajniran za praćenje i upravljanje podacima vezanim za satelitske misije. </text:span><text:span text:style-name="T6">Sistem</text:span><text:span text:style-name="T4"> će omogućiti evidenciju misija, satelita, lansiranja, zemaljskih stanica te operatera i zemalja koje sudjeluju. Konačni cilj je pružiti jasan uvid u kompleksne podatke o svemirskim misijama, njihovim resursima i sudionicim</text:span><text:span text:style-name="T7">a.</text:span></text:p>
      <text:h text:style-name="Heading_20_3" text:outline-level="3"><text:span text:style-name="T8">2. Ključni entiteti i njihovi atributi (ukupno 14 tablica)</text:span></text:h>
      <text:list text:style-name="L1">
        <text:list-item>
          <text:p text:style-name="P3"><text:span text:style-name="T2">1. Misija</text:span>: Glavni entitet koji prati osnovne informacije o satelitskoj misiji.</text:p>
          <text:list>
            <text:list-item>
              <text:p text:style-name="P4"><text:span text:style-name="T9">Atributi</text:span><text:span text:style-name="T10">: </text:span><text:span text:style-name="Source_20_Text"><text:span text:style-name="T10">misija_id</text:span></text:span><text:span text:style-name="T10"> (PK, INTEGER), </text:span><text:span text:style-name="Source_20_Text"><text:span text:style-name="T10">naziv</text:span></text:span><text:span text:style-name="T10"> (VARCHAR), </text:span><text:span text:style-name="Source_20_Text"><text:span text:style-name="T10">datum_pocetka</text:span></text:span><text:span text:style-name="T10"> (DATE), </text:span><text:span text:style-name="Source_20_Text"><text:span text:style-name="T10">datum_kraja</text:span></text:span><text:span text:style-name="T10"> (DATE), </text:span><text:span text:style-name="Source_20_Text"><text:span text:style-name="T10">cilj_misije</text:span></text:span><text:span text:style-name="T10"> (TEXT), </text:span><text:span text:style-name="Source_20_Text"><text:span text:style-name="T10">status</text:span></text:span><text:span text:style-name="T10"> (VARCHAR).</text:span></text:p>
            </text:list-item>
          </text:list>
        </text:list-item>
        <text:list-item>
          <text:p text:style-name="P3"><text:span text:style-name="T2">2. Satelit</text:span>: Fizički uređaj koji se lansira u sklopu misije.</text:p>
          <text:list>
            <text:list-item>
              <text:p text:style-name="P4"><text:span text:style-name="T9">Atributi</text:span><text:span text:style-name="T10">: </text:span><text:span text:style-name="Source_20_Text"><text:span text:style-name="T10">satelit_id</text:span></text:span><text:span text:style-name="T10"> (PK, INTEGER), </text:span><text:span text:style-name="Source_20_Text"><text:span text:style-name="T10">naziv</text:span></text:span><text:span text:style-name="T10"> (VARCHAR), </text:span><text:span text:style-name="Source_20_Text"><text:span text:style-name="T10">zemlja_proizvodnje</text:span></text:span><text:span text:style-name="T10"> (VARCHAR), </text:span><text:span text:style-name="Source_20_Text"><text:span text:style-name="T10">masa_kg</text:span></text:span><text:span text:style-name="T10"> (INTEGER), </text:span><text:span text:style-name="Source_20_Text"><text:span text:style-name="T10">misija_id</text:span></text:span><text:span text:style-name="T10"> (FK, INTEGER), </text:span><text:span text:style-name="Source_20_Text"><text:span text:style-name="T10">tip_id</text:span></text:span><text:span text:style-name="T10"> (FK, INTEGER).</text:span></text:p>
            </text:list-item>
          </text:list>
        </text:list-item>
        <text:list-item>
          <text:p text:style-name="P3"><text:span text:style-name="T2">3. Tip_Satelita</text:span>: Tabela za standardizaciju i kategorizaciju tipova satelita.</text:p>
          <text:list>
            <text:list-item>
              <text:p text:style-name="P4"><text:span text:style-name="T9">Atributi</text:span><text:span text:style-name="T10">: </text:span><text:span text:style-name="Source_20_Text"><text:span text:style-name="T10">tip_id</text:span></text:span><text:span text:style-name="T10"> (PK, INTEGER), </text:span><text:span text:style-name="Source_20_Text"><text:span text:style-name="T10">naziv_tipa</text:span></text:span><text:span text:style-name="T10"> (VARCHAR), </text:span><text:span text:style-name="Source_20_Text"><text:span text:style-name="T10">opis_tipa</text:span></text:span><text:span text:style-name="T10"> (TEXT).</text:span></text:p>
            </text:list-item>
          </text:list>
        </text:list-item>
        <text:list-item>
          <text:p text:style-name="P3"><text:span text:style-name="T2">4. Lansiranje</text:span>: Događaj slanja satelita u svemir.</text:p>
          <text:list>
            <text:list-item>
              <text:p text:style-name="P4"><text:span text:style-name="T9">Atributi</text:span><text:span text:style-name="T10">: </text:span><text:span text:style-name="Source_20_Text"><text:span text:style-name="T10">lansiranje_id</text:span></text:span><text:span text:style-name="T10"> (PK, INTEGER), </text:span><text:span text:style-name="Source_20_Text"><text:span text:style-name="T10">datum_lansiranja</text:span></text:span><text:span text:style-name="T10"> (DATE), </text:span><text:span text:style-name="Source_20_Text"><text:span text:style-name="T10">raketa_id</text:span></text:span><text:span text:style-name="T10"> (FK, INTEGER), </text:span><text:span text:style-name="Source_20_Text"><text:span text:style-name="T10">misija_id</text:span></text:span><text:span text:style-name="T10"> (FK, INTEGER), </text:span><text:span text:style-name="Source_20_Text"><text:span text:style-name="T10">satelit_id</text:span></text:span><text:span text:style-name="T10"> (FK, INTEGER), </text:span><text:span text:style-name="Source_20_Text"><text:span text:style-name="T10">mjesto_id</text:span></text:span><text:span text:style-name="T10"> (FK, INTEGER).</text:span></text:p>
            </text:list-item>
          </text:list>
        </text:list-item>
        <text:list-item>
          <text:p text:style-name="P3"><text:span text:style-name="T2">5. Mjesto_Lansiranja</text:span>: Tabela koja pohranjuje detaljne geografske podatke o mjestima lansiranja.</text:p>
          <text:list>
            <text:list-item>
              <text:p text:style-name="P4"><text:span text:style-name="T9">Atributi</text:span><text:span text:style-name="T10">: </text:span><text:span text:style-name="Source_20_Text"><text:span text:style-name="T10">mjesto_id</text:span></text:span><text:span text:style-name="T10"> (PK, INTEGER), </text:span><text:span text:style-name="Source_20_Text"><text:span text:style-name="T10">naziv</text:span></text:span><text:span text:style-name="T10"> (VARCHAR), </text:span><text:span text:style-name="Source_20_Text"><text:span text:style-name="T10">država</text:span></text:span><text:span text:style-name="T10"> (VARCHAR), </text:span><text:span text:style-name="Source_20_Text"><text:span text:style-name="T10">geografska_duzina</text:span></text:span><text:span text:style-name="T10"> (DECIMAL), </text:span><text:span text:style-name="Source_20_Text"><text:span text:style-name="T10">geografska_sirina</text:span></text:span><text:span text:style-name="T10"> (DECIMAL).</text:span></text:p>
            </text:list-item>
          </text:list>
        </text:list-item>
        <text:list-item>
          <text:p text:style-name="P3"><text:span text:style-name="T2">6. Raketa_Nosac</text:span>: Raketa koja se koristi za lansiranje satelita.</text:p>
          <text:list>
            <text:list-item>
              <text:p text:style-name="P4"><text:span text:style-name="T9">Atributi</text:span><text:span text:style-name="T10">: </text:span><text:span text:style-name="Source_20_Text"><text:span text:style-name="T10">raketa_id</text:span></text:span><text:span text:style-name="T10"> (PK, INTEGER), </text:span><text:span text:style-name="Source_20_Text"><text:span text:style-name="T10">naziv</text:span></text:span><text:span text:style-name="T10"> (VARCHAR), </text:span><text:span text:style-name="Source_20_Text"><text:span text:style-name="T10">proizvodjac</text:span></text:span><text:span text:style-name="T10"> (VARCHAR), </text:span><text:span text:style-name="Source_20_Text"><text:span text:style-name="T10">kapacitet_tovar_kg</text:span></text:span><text:span text:style-name="T10"> (INTEGER).</text:span></text:p>
            </text:list-item>
          </text:list>
        </text:list-item>
        <text:list-item>
          <text:p text:style-name="P3"><text:span text:style-name="T2">7. Orbita</text:span>: Putanja satelita oko Zemlje, s detaljnim parametrima.</text:p>
          <text:list>
            <text:list-item>
              <text:p text:style-name="P4"><text:span text:style-name="T9">Atributi</text:span><text:span text:style-name="T10">: </text:span><text:span text:style-name="Source_20_Text"><text:span text:style-name="T10">orbita_id</text:span></text:span><text:span text:style-name="T10"> (PK, INTEGER), </text:span><text:span text:style-name="Source_20_Text"><text:span text:style-name="T10">visina_km</text:span></text:span><text:span text:style-name="T10"> (INTEGER), </text:span><text:span text:style-name="Source_20_Text"><text:span text:style-name="T10">inklinacija_stepeni</text:span></text:span><text:span text:style-name="T10"> (DECIMAL), </text:span><text:span text:style-name="Source_20_Text"><text:span text:style-name="T10">period_min</text:span></text:span><text:span text:style-name="T10"> (INTEGER), </text:span><text:span text:style-name="Source_20_Text"><text:span text:style-name="T10">satelit_id</text:span></text:span><text:span text:style-name="T10"> (FK, INTEGER).</text:span></text:p>
            </text:list-item>
          </text:list>
        </text:list-item>
        <text:list-item>
          <text:p text:style-name="P3"><text:soft-page-break/><text:span text:style-name="T2">8. Zemaljska_Stanica</text:span>: Fizička stanica na Zemlji koja komunicira sa satelitima.</text:p>
          <text:list>
            <text:list-item>
              <text:p text:style-name="P4"><text:span text:style-name="T9">Atributi</text:span><text:span text:style-name="T10">: </text:span><text:span text:style-name="Source_20_Text"><text:span text:style-name="T10">stanica_id</text:span></text:span><text:span text:style-name="T10"> (PK, INTEGER), </text:span><text:span text:style-name="Source_20_Text"><text:span text:style-name="T10">naziv</text:span></text:span><text:span text:style-name="T10"> (VARCHAR), </text:span><text:span text:style-name="Source_20_Text"><text:span text:style-name="T10">lokacija</text:span></text:span><text:span text:style-name="T10"> (VARCHAR), </text:span><text:span text:style-name="Source_20_Text"><text:span text:style-name="T10">zemlja_stanice</text:span></text:span><text:span text:style-name="T10"> (VARCHAR).</text:span></text:p>
            </text:list-item>
          </text:list>
        </text:list-item>
        <text:list-item>
          <text:p text:style-name="P3"><text:span text:style-name="T2">9. Operater</text:span>: Osoba ili organizacija koja sudjeluje u misiji.</text:p>
          <text:list>
            <text:list-item>
              <text:p text:style-name="P4"><text:span text:style-name="T9">Atributi</text:span><text:span text:style-name="T10">: </text:span><text:span text:style-name="Source_20_Text"><text:span text:style-name="T10">operater_id</text:span></text:span><text:span text:style-name="T10"> (PK, INTEGER), </text:span><text:span text:style-name="Source_20_Text"><text:span text:style-name="T10">ime_operatera</text:span></text:span><text:span text:style-name="T10"> (VARCHAR), </text:span><text:span text:style-name="Source_20_Text"><text:span text:style-name="T10">tip_organizacije</text:span></text:span><text:span text:style-name="T10"> (VARCHAR), </text:span><text:span text:style-name="Source_20_Text"><text:span text:style-name="T10">zemlja_id</text:span></text:span><text:span text:style-name="T10"> (FK, INTEGER).</text:span></text:p>
            </text:list-item>
          </text:list>
        </text:list-item>
        <text:list-item>
          <text:p text:style-name="P3"><text:span text:style-name="T2">10. Zemlja</text:span>: Zemlje koje sudjeluju u misijama ili su porijeklo operatera.</text:p>
          <text:list>
            <text:list-item>
              <text:p text:style-name="P4"><text:span text:style-name="T9">Atributi</text:span><text:span text:style-name="T10">: </text:span><text:span text:style-name="Source_20_Text"><text:span text:style-name="T10">zemlja_id</text:span></text:span><text:span text:style-name="T10"> (PK, INTEGER), </text:span><text:span text:style-name="Source_20_Text"><text:span text:style-name="T10">naziv_zemlje</text:span></text:span><text:span text:style-name="T10"> (VARCHAR), </text:span><text:span text:style-name="Source_20_Text"><text:span text:style-name="T10">kontinent</text:span></text:span><text:span text:style-name="T10"> (VARCHAR).</text:span></text:p>
            </text:list-item>
          </text:list>
        </text:list-item>
        <text:list-item>
          <text:p text:style-name="P3"><text:span text:style-name="T2">11. Uloga_Operatera</text:span>: Tabela koja definira uloge operatera u misijama.</text:p>
          <text:list>
            <text:list-item>
              <text:p text:style-name="P4"><text:span text:style-name="T9">Atributi</text:span><text:span text:style-name="T10">: </text:span><text:span text:style-name="Source_20_Text"><text:span text:style-name="T10">uloga_id</text:span></text:span><text:span text:style-name="T10"> (PK, INTEGER), </text:span><text:span text:style-name="Source_20_Text"><text:span text:style-name="T10">naziv_uloge</text:span></text:span><text:span text:style-name="T10"> (VARCHAR), </text:span><text:span text:style-name="Source_20_Text"><text:span text:style-name="T10">opis_uloge</text:span></text:span><text:span text:style-name="T10"> (TEXT).</text:span></text:p>
            </text:list-item>
          </text:list>
        </text:list-item>
        <text:list-item>
          <text:p text:style-name="P4"><text:span text:style-name="T9">12. Komunikacija</text:span><text:span text:style-name="T10">: Pomoćna tabela za uspostavljanje N:M odnosa između </text:span><text:span text:style-name="Source_20_Text"><text:span text:style-name="T10">Satelita</text:span></text:span><text:span text:style-name="T10"> i </text:span><text:span text:style-name="Source_20_Text"><text:span text:style-name="T10">Zemaljske_Stanice</text:span></text:span><text:span text:style-name="T10">.</text:span></text:p>
          <text:list>
            <text:list-item>
              <text:p text:style-name="P4"><text:span text:style-name="T9">Atributi</text:span><text:span text:style-name="T10">: </text:span><text:span text:style-name="Source_20_Text"><text:span text:style-name="T10">komunikacija_id</text:span></text:span><text:span text:style-name="T10"> (PK, INTEGER), </text:span><text:span text:style-name="Source_20_Text"><text:span text:style-name="T10">satelit_id</text:span></text:span><text:span text:style-name="T10"> (FK, INTEGER), </text:span><text:span text:style-name="Source_20_Text"><text:span text:style-name="T10">stanica_id</text:span></text:span><text:span text:style-name="T10"> (FK, INTEGER), </text:span><text:span text:style-name="Source_20_Text"><text:span text:style-name="T10">datum_komunikacije</text:span></text:span><text:span text:style-name="T10"> (DATE), </text:span><text:span text:style-name="Source_20_Text"><text:span text:style-name="T10">tip_komunikacije</text:span></text:span><text:span text:style-name="T10"> (VARCHAR).</text:span></text:p>
            </text:list-item>
          </text:list>
        </text:list-item>
        <text:list-item>
          <text:p text:style-name="P4"><text:span text:style-name="T9">13. Sudjelovanje</text:span><text:span text:style-name="T10">: Pomoćna tabela za N:M odnos između </text:span><text:span text:style-name="Source_20_Text"><text:span text:style-name="T10">Misije</text:span></text:span><text:span text:style-name="T10"> i </text:span><text:span text:style-name="Source_20_Text"><text:span text:style-name="T10">Operatera</text:span></text:span><text:span text:style-name="T10">, uključujući njihovu ulogu.</text:span></text:p>
          <text:list>
            <text:list-item>
              <text:p text:style-name="P4"><text:span text:style-name="T9">Atributi</text:span><text:span text:style-name="T10">: </text:span><text:span text:style-name="Source_20_Text"><text:span text:style-name="T10">sudjelovanje_id</text:span></text:span><text:span text:style-name="T10"> (PK, INTEGER), </text:span><text:span text:style-name="Source_20_Text"><text:span text:style-name="T10">misija_id</text:span></text:span><text:span text:style-name="T10"> (FK, INTEGER), </text:span><text:span text:style-name="Source_20_Text"><text:span text:style-name="T10">operater_id</text:span></text:span><text:span text:style-name="T10"> (FK, INTEGER), </text:span><text:span text:style-name="Source_20_Text"><text:span text:style-name="T10">uloga_id</text:span></text:span><text:span text:style-name="T10"> (FK, INTEGER).</text:span></text:p>
            </text:list-item>
          </text:list>
        </text:list-item>
        <text:list-item>
          <text:p text:style-name="P4"><text:span text:style-name="T9">14. Zemlja_u_Misiji</text:span><text:span text:style-name="T10">: Pomoćna tabela za N:M odnos između </text:span><text:span text:style-name="Source_20_Text"><text:span text:style-name="T10">Misije</text:span></text:span><text:span text:style-name="T10"> i </text:span><text:span text:style-name="Source_20_Text"><text:span text:style-name="T10">Zemlje</text:span></text:span><text:span text:style-name="T10">, specificirajući njihov doprinos.</text:span></text:p>
          <text:list>
            <text:list-item>
              <text:p text:style-name="P4"><text:span text:style-name="T9">Atributi</text:span><text:span text:style-name="T10">: </text:span><text:span text:style-name="Source_20_Text"><text:span text:style-name="T10">zemlja_u_misiji_id</text:span></text:span><text:span text:style-name="T10"> (PK, INTEGER), </text:span><text:span text:style-name="Source_20_Text"><text:span text:style-name="T10">misija_id</text:span></text:span><text:span text:style-name="T10"> (FK, INTEGER), </text:span><text:span text:style-name="Source_20_Text"><text:span text:style-name="T10">zemlja_id</text:span></text:span><text:span text:style-name="T10"> (FK, INTEGER), </text:span><text:span text:style-name="Source_20_Text"><text:span text:style-name="T10">doprinos</text:span></text:span><text:span text:style-name="T10"> (VARCHAR).</text:span></text:p>
            </text:list-item>
          </text:list>
        </text:list-item>
      </text:list>
      <text:h text:style-name="P5" text:outline-level="3"><text:span text:style-name="T2">3. Odnosi i poslovna pravila (Relacije)</text:span></text:h>
      <text:p text:style-name="P6">Ovdje su opisane veze između entiteta koje će biti temelj za ER dijagram.</text:p>
      <text:list text:style-name="L2">
        <text:list-item>
          <text:p text:style-name="P7"><text:span text:style-name="T2">1:N odnosi</text:span>:</text:p>
          <text:list>
            <text:list-item>
              <text:p text:style-name="P7">Jedna <text:span text:style-name="T2">Misija</text:span> može imati više <text:span text:style-name="T2">Satelita</text:span> i više <text:span text:style-name="T2">Lansiranja</text:span>.</text:p>
            </text:list-item>
            <text:list-item>
              <text:p text:style-name="P7">Jedna <text:span text:style-name="T2">Raketa_Nosac</text:span> može se koristiti za više <text:span text:style-name="T2">Lansiranja</text:span>.</text:p>
            </text:list-item>
            <text:list-item>
              <text:p text:style-name="P7">Jedno <text:span text:style-name="T2">Mjesto_Lansiranja</text:span> može biti polazište za više <text:span text:style-name="T2">Lansiranja</text:span>.</text:p>
            </text:list-item>
            <text:list-item>
              <text:p text:style-name="P7">Jedan <text:span text:style-name="T2">Satelit</text:span> može imati više <text:span text:style-name="T2">Orbita</text:span>.</text:p>
            </text:list-item>
            <text:list-item>
              <text:p text:style-name="P7">Jedna <text:span text:style-name="T2">Zemlja</text:span> može imati više <text:span text:style-name="T2">Operatera</text:span>.</text:p>
            </text:list-item>
            <text:list-item>
              <text:p text:style-name="P7">Jedan <text:span text:style-name="T2">Tip_Satelita</text:span> se odnosi na više <text:span text:style-name="T2">Satelita</text:span>.</text:p>
            </text:list-item>
            <text:list-item>
              <text:p text:style-name="P7">Jedna <text:span text:style-name="T2">Uloga_Operatera</text:span> se odnosi na više zapisa u tabeli <text:span text:style-name="T2">Sudjelovanje</text:span>.</text:p>
            </text:list-item>
          </text:list>
        </text:list-item>
        <text:list-item>
          <text:p text:style-name="P7"><text:span text:style-name="T2">N:M odnosi</text:span>:</text:p>
          <text:list>
            <text:list-item>
              <text:p text:style-name="P7"><text:span text:style-name="T2">Satelit</text:span> i <text:span text:style-name="T2">Zemaljska_Stanica</text:span>: Veza se ostvaruje preko tabele <text:span text:style-name="T2">Komunikacija</text:span>.</text:p>
            </text:list-item>
            <text:list-item>
              <text:p text:style-name="P7"><text:span text:style-name="T2">Misija</text:span> i <text:span text:style-name="T2">Operater</text:span>: Veza se ostvaruje preko tabele <text:span text:style-name="T2">Sudjelovanje</text:span>.</text:p>
            </text:list-item>
            <text:list-item>
              <text:p text:style-name="P7"><text:span text:style-name="T2">Misija</text:span> i <text:span text:style-name="T2">Zemlja</text:span>: Veza se ostvaruje preko tabele <text:span text:style-name="T2">Zemlja_u_Misiji</text:span>.</text:p>
            </text:list-item>
          </text:list>
        </text:list-item>
      </text:list>
      <text:p text:style-name="P2"><text:span text:style-name="T10"/></text:p>
      <text:p text:style-name="Text_20_body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urce Han Sans CN" style:font-family-asian="'Source Han Sans CN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3T16:57:58.012212505</meta:creation-date>
    <dc:date>2025-08-03T17:18:54.560459299</dc:date>
    <meta:editing-duration>PT7M41S</meta:editing-duration>
    <meta:editing-cycles>1</meta:editing-cycles>
    <meta:document-statistic meta:table-count="0" meta:image-count="0" meta:object-count="0" meta:page-count="3" meta:paragraph-count="49" meta:word-count="557" meta:character-count="4153" meta:non-whitespace-character-count="3682"/>
    <meta:generator>LibreOffice/24.8.7.2$Linux_X86_64 LibreOffice_project/480$Build-2</meta:generator>
  </office:meta>
</office:document-meta>
</file>